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97d4" officeooo:paragraph-rsid="000197d4"/>
    </style:style>
    <style:style style:name="T1" style:family="text">
      <style:text-properties officeooo:rsid="000344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the idea is to establish which are going to be the key KPI indicators that will determine whether there has been a significant shift that has occurred. This involves removing the noise that the other KPI generate by just not considering them. This is to make sure that the algorithm is not trigger happy and will make a alert all the time</text:p>
      <text:p text:style-name="P1"/>
      <text:p text:style-name="P1">One way to do this is to look at which KPI correlate with each other. <text:span text:style-name="T1">Then it would be the fact that at some point they aren’t correlating with each other as previously that should be used to raise an al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12:21:10.870999514</meta:creation-date>
    <dc:date>2018-07-16T12:24:34.601337953</dc:date>
    <meta:editing-duration>PT3M24S</meta:editing-duration>
    <meta:editing-cycles>2</meta:editing-cycles>
    <meta:generator>LibreOffice/5.4.6.2$Linux_X86_64 LibreOffice_project/40m0$Build-2</meta:generator>
    <meta:document-statistic meta:table-count="0" meta:image-count="0" meta:object-count="0" meta:page-count="1" meta:paragraph-count="2" meta:word-count="104" meta:character-count="547" meta:non-whitespace-character-count="445"/>
  </office:meta>
</office:document-meta>
</file>